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2.9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544cm" fo:min-width="2.0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2.04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2.92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withoutfill">
      <style:graphic-properties draw:stroke="dash" draw:stroke-dash="Long_20_Dot" draw:marker-end="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0.762cm" svg:x="2.651cm" svg:y="5.445cm">
          <text:p text:style-name="P1">Seg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3.048cm" svg:x="14.71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794cm" svg:x="14.716cm" svg:y="1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1.905cm" svg:x="14.716cm" svg:y="7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29cm" svg:height="0.762cm" svg:x="6.588cm" svg:y="5.445cm">
          <text:p text:style-name="P1">Offset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302cm" svg:y1="7.477cm" svg:x2="14.208cm" svg:y2="7.477cm">
          <text:p/>
        </draw:line>
        <draw:line draw:style-name="gr7" draw:text-style-name="P3" draw:layer="layout" svg:x1="4.302cm" svg:y1="6.207cm" svg:x2="4.302cm" svg:y2="7.477cm">
          <text:p/>
        </draw:line>
        <draw:line draw:style-name="gr6" draw:text-style-name="P3" draw:layer="layout" svg:x1="14.489cm" svg:y1="7.477cm" svg:x2="14.489cm" svg:y2="5.699cm">
          <text:p/>
        </draw:line>
        <draw:line draw:style-name="gr8" draw:text-style-name="P3" draw:layer="layout" svg:x1="10.017cm" svg:y1="5.953cm" svg:x2="14.462cm" svg:y2="6.842cm">
          <text:p/>
        </draw:line>
        <draw:frame draw:style-name="gr9" draw:text-style-name="P4" draw:layer="layout" svg:width="5.04cm" svg:height="0.962cm" svg:x="3.834cm" svg:y="4.229cm">
          <draw:text-box>
            <text:p>Adresse logique</text:p>
          </draw:text-box>
        </draw:frame>
        <draw:custom-shape draw:style-name="gr1" draw:text-style-name="P1" draw:layer="layout" svg:width="3.429cm" svg:height="0.762cm" svg:x="2.778cm" svg:y="14.716cm">
          <text:p text:style-name="P1">Seg. Select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3.048cm" svg:x="14.843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794cm" svg:x="14.843cm" svg:y="10.9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1.905cm" svg:x="14.843cm" svg:y="16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29cm" svg:height="0.762cm" svg:x="6.715cm" svg:y="14.716cm">
          <text:p text:style-name="P1">Offset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429cm" svg:y1="18.78cm" svg:x2="5.826cm" svg:y2="18.78cm">
          <text:p/>
        </draw:line>
        <draw:line draw:style-name="gr7" draw:text-style-name="P3" draw:layer="layout" svg:x1="4.429cm" svg:y1="15.478cm" svg:x2="4.429cm" svg:y2="18.78cm">
          <text:p/>
        </draw:line>
        <draw:line draw:style-name="gr6" draw:text-style-name="P3" draw:layer="layout" svg:x1="14.616cm" svg:y1="16.748cm" svg:x2="14.616cm" svg:y2="14.97cm">
          <text:p/>
        </draw:line>
        <draw:line draw:style-name="gr8" draw:text-style-name="P3" draw:layer="layout" svg:x1="10.144cm" svg:y1="15.224cm" svg:x2="14.589cm" svg:y2="16.113cm">
          <text:p/>
        </draw:line>
        <draw:frame draw:style-name="gr9" draw:text-style-name="P4" draw:layer="layout" svg:width="5.04cm" svg:height="0.962cm" svg:x="3.961cm" svg:y="13.5cm">
          <draw:text-box>
            <text:p>Adresse logique</text:p>
          </draw:text-box>
        </draw:frame>
        <draw:custom-shape draw:style-name="gr10" draw:text-style-name="P1" draw:layer="layout" svg:width="2.54cm" svg:height="0.762cm" svg:x="5.826cm" svg:y="18.39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952cm" svg:height="1.673cm" svg:x="5.318cm" svg:y="20.409cm">
          <draw:text-box>
            <text:p>Table de</text:p>
            <text:p>descripteurs</text:p>
          </draw:text-box>
        </draw:frame>
        <draw:custom-shape draw:style-name="gr11" draw:text-style-name="P2" draw:layer="layout" svg:width="2.54cm" svg:height="1.27cm" svg:x="5.826cm" svg:y="19.1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27cm" svg:x="5.826cm" svg:y="17.129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.366cm" svg:y1="18.78cm" svg:x2="14.716cm" svg:y2="16.74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5-23T21:26:50.313809582</meta:creation-date>
    <dc:date>2020-06-11T17:17:44.463138116</dc:date>
    <meta:editing-duration>P18DT19H30M43S</meta:editing-duration>
    <meta:editing-cycles>2</meta:editing-cycles>
    <meta:generator>LibreOffice/6.4.1.2$Linux_X86_64 LibreOffice_project/4d224e95b98b138af42a64d84056446d09082932</meta:generator>
    <meta:document-statistic meta:object-count="25"/>
  </office:meta>
</office:document-meta>
</file>